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1F480D294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8.191cm" fo:margin-left="-0.067cm" style:page-number="auto" table:align="left" style:writing-mode="lr-tb"/>
    </style:style>
    <style:style style:name="Tableau1.A" style:family="table-column">
      <style:table-column-properties style:column-width="4.191cm"/>
    </style:style>
    <style:style style:name="Tableau1.B" style:family="table-column">
      <style:table-column-properties style:column-width="14cm"/>
    </style:style>
    <style:style style:name="Tableau1.1" style:family="table-row">
      <style:table-row-properties fo:keep-together="auto"/>
    </style:style>
    <style:style style:name="Tableau1.A1" style:family="table-cell">
      <style:table-cell-properties style:vertical-align="top" fo:background-color="#d9d9d9" fo:padding-left="0.191cm" fo:padding-right="0.191cm" fo:padding-top="0.15cm" fo:padding-bottom="0.15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padding-left="0.191cm" fo:padding-right="0.191cm" fo:padding-top="0.15cm" fo:padding-bottom="0.15cm" fo:border="0.5pt solid #000000" style:writing-mode="lr-tb"/>
    </style:style>
    <style:style style:name="Tableau1.A2" style:family="table-cell">
      <style:table-cell-properties style:vertical-align="middle" fo:padding-left="0.191cm" fo:padding-right="0.191cm" fo:padding-top="0.15cm" fo:padding-bottom="0.15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15cm" fo:padding-bottom="0.15cm" fo:border="0.5pt solid #000000" style:writing-mode="lr-tb"/>
    </style:style>
    <style:style style:name="Tableau1.3" style:family="table-row">
      <style:table-row-properties style:min-row-height="21.664cm" fo:keep-together="auto"/>
    </style:style>
    <style:style style:name="Tableau1.A3" style:family="table-cell">
      <style:table-cell-properties style:vertical-align="top" fo:padding-left="0.191cm" fo:padding-right="0.191cm" fo:padding-top="0.15cm" fo:padding-bottom="0.15cm" fo:border="0.5pt solid #000000" style:writing-mode="lr-tb"/>
    </style:style>
    <style:style style:name="P1" style:family="paragraph" style:parent-style-name="Standard">
      <style:text-properties fo:font-size="16pt" style:font-size-asian="16pt"/>
    </style:style>
    <style:style style:name="P2" style:family="paragraph" style:parent-style-name="Standard">
      <style:paragraph-properties style:snap-to-layout-grid="false"/>
      <style:text-properties style:font-name="Arial" fo:font-size="8pt" style:font-size-asian="8pt" style:font-name-complex="Arial" style:font-size-complex="8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style:tab-stops>
          <style:tab-stop style:position="1.905cm" style:type="center"/>
          <style:tab-stop style:position="3.81cm" style:type="right"/>
        </style:tab-stops>
      </style:paragraph-properties>
      <style:text-properties style:font-name="Arial" fo:font-size="11pt" fo:font-weight="bold" style:font-size-asian="11pt" style:font-weight-asian="bold" style:font-name-complex="Arial" style:font-size-complex="11pt" style:font-weight-complex="bold"/>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style:snap-to-layout-grid="false"/>
      <style:text-properties fo:font-size="8pt" style:font-size-asian="8pt" style:font-size-complex="8pt"/>
    </style:style>
    <style:style style:name="P7" style:family="paragraph" style:parent-style-name="Standard">
      <style:text-properties fo:font-weight="bold"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0.619cm"/>
        </style:tab-stops>
      </style:paragraph-properties>
    </style:style>
    <style:style style:name="P10" style:family="paragraph" style:parent-style-name="Standard">
      <style:text-properties fo:font-size="4pt" style:font-size-asian="4pt" style:font-size-complex="4pt"/>
    </style:style>
    <style:style style:name="P11" style:family="paragraph" style:parent-style-name="Standard">
      <style:text-properties fo:font-size="6pt" style:font-size-asian="6pt" style:font-size-complex="6pt"/>
    </style:style>
    <style:style style:name="P12" style:family="paragraph" style:parent-style-name="Header">
      <style:text-properties fo:font-size="4pt" style:font-size-asian="4pt" style:font-size-complex="4pt"/>
    </style:style>
    <style:style style:name="P13" style:family="paragraph" style:parent-style-name="Standard">
      <style:paragraph-properties fo:padding-left="0cm" fo:padding-right="0.141cm" fo:padding-top="0cm" fo:padding-bottom="0.035cm" fo:border-left="none" fo:border-right="0.51pt solid #000000" fo:border-top="none" fo:border-bottom="0.51pt solid #000000"/>
    </style:style>
    <style:style style:name="P14" style:family="paragraph" style:parent-style-name="Standard">
      <style:paragraph-properties fo:padding-left="0cm" fo:padding-right="0.141cm" fo:padding-top="0cm" fo:padding-bottom="0.035cm" fo:border-left="none" fo:border-right="0.51pt solid #000000" fo:border-top="none" fo:border-bottom="0.51pt solid #000000"/>
      <style:text-properties fo:font-weight="bold" style:font-weight-asian="bold"/>
    </style:style>
    <style:style style:name="P15" style:family="paragraph" style:parent-style-name="Standard">
      <style:paragraph-properties fo:margin-left="0.369cm" fo:margin-right="0cm" fo:text-indent="0cm" style:auto-text-indent="false" fo:padding-left="0.141cm" fo:padding-right="0.141cm" fo:padding-top="0.035cm" fo:padding-bottom="0.035cm" fo:border="0.51pt solid #000000"/>
    </style:style>
    <style:style style:name="P16"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fo:font-size="6pt" style:font-size-asian="6pt" style:font-size-complex="6pt"/>
    </style:style>
    <style:style style:name="P17"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style:font-name-asian="Times New Roman"/>
    </style:style>
    <style:style style:name="P18"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rsid="0014136d" officeooo:paragraph-rsid="0014c3b3" style:font-name-asian="Times New Roman"/>
    </style:style>
    <style:style style:name="P19"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rsid="0014c3b3" officeooo:paragraph-rsid="0014c3b3" style:font-name-asian="Times New Roman"/>
    </style:style>
    <style:style style:name="P20"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14136d"/>
    </style:style>
    <style:style style:name="P21" style:family="paragraph" style:parent-style-name="Standard">
      <style:paragraph-properties fo:margin-left="0.619cm" fo:margin-right="0cm" fo:text-indent="-0.619cm" style:auto-text-indent="false"/>
    </style:style>
    <style:style style:name="P22" style:family="paragraph" style:parent-style-name="Standard">
      <style:paragraph-properties fo:margin-left="0.619cm" fo:margin-right="0cm" fo:text-align="justify" style:justify-single-word="false" fo:text-indent="-0.619cm" style:auto-text-indent="false" fo:padding-left="0cm" fo:padding-right="0.141cm" fo:padding-top="0cm" fo:padding-bottom="0.035cm" fo:border-left="none" fo:border-right="0.51pt solid #000000" fo:border-top="none" fo:border-bottom="0.51pt solid #000000"/>
    </style:style>
    <style:style style:name="P23" style:family="paragraph" style:parent-style-name="Standard">
      <style:paragraph-properties fo:margin-left="0.619cm" fo:margin-right="0cm" fo:text-indent="-0.619cm" style:auto-text-indent="false" fo:padding-left="0cm" fo:padding-right="0.141cm" fo:padding-top="0cm" fo:padding-bottom="0.035cm" fo:border-left="none" fo:border-right="0.51pt solid #000000" fo:border-top="none" fo:border-bottom="0.51pt solid #000000"/>
      <style:text-properties fo:font-weight="bold" style:font-weight-asian="bold"/>
    </style:style>
    <style:style style:name="P24" style:family="paragraph" style:parent-style-name="Standard">
      <style:paragraph-properties fo:margin-left="0.369cm" fo:margin-right="0cm" fo:text-indent="0cm" style:auto-text-indent="false" fo:padding-left="0.141cm" fo:padding-right="0.141cm" fo:padding-top="0.035cm" fo:padding-bottom="0.035cm" fo:border="0.51pt solid #000000"/>
    </style:style>
    <style:style style:name="P25"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rsid="0014c3b3" officeooo:paragraph-rsid="0014c3b3" style:font-name-asian="Times New Roman"/>
    </style:style>
    <style:style style:name="P26"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1b6519" style:font-name-asian="Times New Roman"/>
    </style:style>
    <style:style style:name="P27"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1eaf34" style:font-name-asian="Times New Roman"/>
    </style:style>
    <style:style style:name="P28"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rsid="002177e5" officeooo:paragraph-rsid="002177e5" style:font-name-asian="Times New Roman"/>
    </style:style>
    <style:style style:name="P29"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rsid="00288be4" officeooo:paragraph-rsid="00288be4" style:font-name-asian="Times New Roman"/>
    </style:style>
    <style:style style:name="P30"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2cbc8c" style:font-name-asian="Times New Roman"/>
    </style:style>
    <style:style style:name="P31"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34553b" style:font-name-asian="Times New Roman"/>
    </style:style>
    <style:style style:name="P32"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184ea2"/>
    </style:style>
    <style:style style:name="P33"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25a015"/>
    </style:style>
    <style:style style:name="P34" style:family="paragraph" style:parent-style-name="Standard">
      <style:paragraph-properties fo:margin-left="0.369cm" fo:margin-right="0cm" fo:text-indent="0cm" style:auto-text-indent="false" fo:padding-left="0.141cm" fo:padding-right="0.141cm" fo:padding-top="0.035cm" fo:padding-bottom="0.035cm" fo:border="0.51pt solid #000000"/>
      <style:text-properties officeooo:paragraph-rsid="002cbc8c"/>
    </style:style>
    <style:style style:name="T1" style:family="text">
      <style:text-properties style:font-name="Arial" fo:font-size="8pt" style:font-size-asian="8pt" style:font-name-complex="Arial" style:font-size-complex="8pt"/>
    </style:style>
    <style:style style:name="T2" style:family="text">
      <style:text-properties style:font-name="Symbol" fo:font-size="8pt" style:font-size-asian="8pt" style:font-size-complex="8pt"/>
    </style:style>
    <style:style style:name="T3" style:family="text">
      <style:text-properties style:font-name="Symbol" fo:font-size="14pt" style:font-size-asian="14pt" style:font-size-complex="14pt"/>
    </style:style>
    <style:style style:name="T4" style:family="text">
      <style:text-properties fo:font-weight="bold" style:font-weight-asian="bold"/>
    </style:style>
    <style:style style:name="T5" style:family="text">
      <style:text-properties fo:font-size="11pt" fo:font-weight="bold" style:font-size-asian="11pt" style:font-weight-asian="bold" style:font-size-complex="11pt"/>
    </style:style>
    <style:style style:name="T6" style:family="text">
      <style:text-properties fo:font-size="14pt" style:font-size-asian="14pt" style:font-size-complex="14pt"/>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style:font-name="Wingdings"/>
    </style:style>
    <style:style style:name="T10" style:family="text">
      <style:text-properties officeooo:rsid="0006c35c"/>
    </style:style>
    <style:style style:name="T11" style:family="text">
      <style:text-properties style:font-name-asian="Times New Roman"/>
    </style:style>
    <style:style style:name="T12" style:family="text">
      <style:text-properties officeooo:rsid="0010f53a" style:font-name-asian="Times New Roman"/>
    </style:style>
    <style:style style:name="T13" style:family="text">
      <style:text-properties officeooo:rsid="00153e60" style:font-name-asian="Times New Roman"/>
    </style:style>
    <style:style style:name="T14" style:family="text">
      <style:text-properties officeooo:rsid="0016139a" style:font-name-asian="Times New Roman"/>
    </style:style>
    <style:style style:name="T15" style:family="text">
      <style:text-properties officeooo:rsid="0025a015" style:font-name-asian="Times New Roman"/>
    </style:style>
    <style:style style:name="T16" style:family="text">
      <style:text-properties officeooo:rsid="0026c8a2" style:font-name-asian="Times New Roman"/>
    </style:style>
    <style:style style:name="T17" style:family="text">
      <style:text-properties officeooo:rsid="002aee12" style:font-name-asian="Times New Roman"/>
    </style:style>
    <style:style style:name="T18" style:family="text">
      <style:text-properties officeooo:rsid="002d92b8" style:font-name-asian="Times New Roman"/>
    </style:style>
    <style:style style:name="T19" style:family="text">
      <style:text-properties officeooo:rsid="002f33fa" style:font-name-asian="Times New Roman"/>
    </style:style>
    <style:style style:name="T20" style:family="text">
      <style:text-properties officeooo:rsid="00313537" style:font-name-asian="Times New Roman"/>
    </style:style>
    <style:style style:name="T21" style:family="text">
      <style:text-properties officeooo:rsid="00327722" style:font-name-asian="Times New Roman"/>
    </style:style>
    <style:style style:name="T22" style:family="text">
      <style:text-properties officeooo:rsid="0032ef18" style:font-name-asian="Times New Roman"/>
    </style:style>
    <style:style style:name="T23" style:family="text">
      <style:text-properties officeooo:rsid="0038e087" style:font-name-asian="Times New Roman"/>
    </style:style>
    <style:style style:name="T24" style:family="text">
      <style:text-properties officeooo:rsid="003bf4cc" style:font-name-asian="Times New Roman"/>
    </style:style>
    <style:style style:name="T25" style:family="text">
      <style:text-properties officeooo:rsid="003c13bb" style:font-name-asian="Times New Roman"/>
    </style:style>
    <style:style style:name="T26" style:family="text">
      <style:text-properties officeooo:rsid="001eaf34"/>
    </style:style>
    <style:style style:name="T27" style:family="text">
      <style:text-properties officeooo:rsid="001f7cc1"/>
    </style:style>
    <style:style style:name="T28" style:family="text">
      <style:text-properties officeooo:rsid="002aee12"/>
    </style:style>
    <style:style style:name="T29" style:family="text">
      <style:text-properties officeooo:rsid="00333ef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text:tab/>Formulaire<text:tab/></text:p>
          </table:table-cell>
          <table:table-cell table:style-name="Tableau1.B2" table:number-rows-spanned="2" office:value-type="string">
            <text:p text:style-name="P5">Dossier type de demande de reconnaissance pour investissement dans des activités associatives </text:p>
          </table:table-cell>
        </table:table-row>
        <table:table-row table:style-name="Tableau1.1">
          <table:table-cell table:style-name="Tableau1.A2" office:value-type="string">
            <text:p text:style-name="P3">Objet</text:p>
          </table:table-cell>
          <table:covered-table-cell/>
        </table:table-row>
        <table:table-row table:style-name="Tableau1.3">
          <table:table-cell table:style-name="Tableau1.A3" table:number-columns-spanned="2" office:value-type="string">
            <text:p text:style-name="P8">Ce dossier a pour objectif d’éclairer la commission sur le projet de l’étudiant afin d’accorder une reconnaissance d’un investissement dans des activités associatives. Il y a donc lieu de le présenter dactylographié, élaboré avec le plus grand soin pour lui accorder une bonne lisibilité. </text:p>
            <text:p text:style-name="P8"/>
            <text:p text:style-name="Standard">La commission étudiera le bien fondé de la demande <text:span text:style-name="T7">au regard de l'apport de l’investissement au métier du futur ingénieur</text:span> et du temps passé sur le projet.</text:p>
            <text:p text:style-name="Standard"/>
            <text:p text:style-name="Standard">Ce dossier doit être remis <text:span text:style-name="T7">sous format papier</text:span><text:span text:style-name="T8"> </text:span>par l’étudiant (casier S. Pignard, bureau M-412) + une version pdf par mail à <text:a xlink:type="simple" xlink:href="mailto:Stephane.Pignard@phelma.grenoble-inp.fr"><text:span text:style-name="Internet_20_link">Stephane.Pignard@phelma.grenoble-inp.fr</text:span></text:a>.</text:p>
            <text:p text:style-name="Standard"/>
            <text:p text:style-name="P8">L’ensemble, annexes comprises <text:span text:style-name="T7">ne doit pas excéder 10 pages</text:span>. Le modèle ci-dessous donne une indication sur la structure et du volume attendu par item.</text:p>
            <text:p text:style-name="Standard"/>
            <text:p text:style-name="P14">1 - Identité du demandeur</text:p>
            <text:p text:style-name="Standard"/>
            <text:p text:style-name="P16"/>
            <text:p text:style-name="P15">Nom et Prénom : <text:span text:style-name="T10">Lafon Johan</text:span></text:p>
            <text:p text:style-name="P16"/>
            <text:p text:style-name="Standard"/>
            <text:p text:style-name="P16"/>
            <text:p text:style-name="P15">Année :<text:span text:style-name="T6"> </text:span><text:span text:style-name="T3"></text:span> <text:s text:c="4"/><text:span text:style-name="T6"><text:s/></text:span>2A <text:s text:c="4"/><text:span text:style-name="T3"></text:span> <text:tab/><text:tab/>Filière : <text:s text:c="7"/><text:span text:style-name="T10">EPEE</text:span></text:p>
            <text:p text:style-name="P16"/>
            <text:p text:style-name="P7"/>
            <text:p text:style-name="P13"><text:span text:style-name="T4">2 - Informations sur l'association dans laquelle vous êtes impliqué(e) </text:span><text:span text:style-name="T5">(voir liste des pièces à joindre)</text:span></text:p>
            <text:p text:style-name="Standard"/>
            <text:p text:style-name="P15">Nom, objet social et date de création de l'association (dépôt légal en préfecture) </text:p>
            <text:p text:style-name="P18">L’Association Robotronik (association loi 1991) a été créé en 2008 résultant de la fusion de PG Robotik et du Club Électronique. </text:p>
            <text:p text:style-name="P19">La vocation de l'association est la promotion de la robotique et des <text:s/>domaines qui y sont liés. Le club encadre des projets personnels et participe chaque année à la Coupe de France de Robotique qui rassemble chaque année quelques 200 équipes d’étudiants et de passionnés. Il participe également à l'organisation de quelques événements à Phelma (Fête de la Science, Coupe <text:s/>FIRST).</text:p>
            <text:p text:style-name="P19"/>
            <text:p text:style-name="P19"/>
            <text:p text:style-name="P19"/>
            <text:p text:style-name="P19"/>
            <text:p text:style-name="P19"/>
            <text:p text:style-name="P19"/>
            <text:p text:style-name="P20"/>
            <text:p text:style-name="P11"/>
            <text:p text:style-name="P16"/>
            <text:p text:style-name="P15">Nombre de membres de l’association : <text:span text:style-name="T10">7</text:span></text:p>
            <text:p text:style-name="P16"/>
            <text:h text:style-name="Heading_20_2" text:outline-level="2">Pièces à joindre, visée par le responsable légal de l'association :</text:h>
            <text:p text:style-name="P9"><text:span text:style-name="T9"></text:span><text:tab/>Copie du dépôt légal en préfecture</text:p>
            <text:p text:style-name="P21"><text:span text:style-name="T9"></text:span><text:tab/>Organigramme de l'association avec indication de votre positionnement dans l’association signé par le responsable légal de l'association <text:span text:style-name="T8">(signature manuscrite du responsable obligatoire)</text:span></text:p>
            <text:p text:style-name="P14"><text:soft-page-break/>3 - Description du rôle particulier que vous exercez au sein de l’association</text:p>
            <text:p text:style-name="Standard"/>
            <text:p text:style-name="P15"><text:span text:style-name="T12">Au sein de l'association Robotronik j'ai le rôle de </text:span><text:span text:style-name="T23">C</text:span><text:span text:style-name="T12">hef de </text:span><text:span text:style-name="T23">P</text:span><text:span text:style-name="T12">rojet : je suis chargé de mener les projets au sein de l'association et en particulier <text:s/>le projet « Coupe de France ». J'anime donc l'équipe qui réalise les deux robots qui doivent participer à la coupe. J'ai donc un rôle managérial : étant garant de l'avancement des projets il me faut diriger une équipe qui n'a pas d'obligation contractuelle car bénévole, ce qui peut parfois causer un certain relâchement quan</text:span><text:span text:style-name="T23">t</text:span><text:span text:style-name="T12"> au travail fourni. Je doi</text:span><text:span text:style-name="T23">s</text:span><text:span text:style-name="T12"> donc rester vigilant à maintenir la motivation générale (sans pour autant exiger un engagement total des </text:span><text:span text:style-name="T14">membres</text:span><text:span text:style-name="T12">). J'ai également un rôle organisationnel : il me faut répartir </text:span><text:span text:style-name="T23">d</text:span><text:span text:style-name="T12">ans le temps de manière optimisée différentes les tâches à effectuer et les distribuer aux membres en fonctions des compétence et affinités de chacun.De ce fait il me faut distribuer les tâches <text:s/>en fonction des délais et des compétences et affinité</text:span><text:span text:style-name="T23">s</text:span><text:span text:style-name="T12"> de chacun. Le but du club étant aussi d'apprendre il faut que je veille également à ce qu'un membre ne soit pas cloisonné dans ses tâches et à ce que les gens inexpérimenté</text:span><text:span text:style-name="T23">s</text:span><text:span text:style-name="T12"> puisse</text:span><text:span text:style-name="T23">nt</text:span><text:span text:style-name="T12"> avoir la possibilité d’apprendre des autres. <text:s/>Cette répartition ce fait en </text:span><text:span text:style-name="T13">concertation</text:span><text:span text:style-name="T12"> avec les responsables des différents domaines technique</text:span><text:span text:style-name="T23">s</text:span><text:span text:style-name="T12"> présent au club (Mécanique, Électronique et Informatique). Je </text:span><text:span text:style-name="T23">dois </text:span><text:span text:style-name="T12">donc être relativement compétant dans <text:s/>chacun des trois domaines car je suis souvent amené à y intervenir pour donner une cohérence aux développement parallèles des composantes du robot.</text:span></text:p>
            <text:p text:style-name="P14"/>
            <text:p text:style-name="P23">4 -<text:tab/>Description de vos objectifs et de l’objet de la demande de reconnaissance pour l'année <text:line-break/>(description précise et détaillée) </text:p>
            <text:p text:style-name="Standard"/>
            <text:p text:style-name="P27"><text:span text:style-name="T26">Mes objectifs sont bien évidemment d'avoir un robot le plus performant possible pour pouvoir faire bonne figure à la coupe. Pour cela il a été décidé trois changements techniques : le passage à des batteries plus performante, <text:s/>le changement de capteurs de proximité qui <text:s/>ont été responsables de quelques problèmes l'an dernier et l'utilisation de nouveaux microcontrôleurs fournis par ST. Je vais donc encadrer au mieux ces aspects <text:s/>là qui vont représenter un investissement plus important en temps et ressources. Il va également falloir s’adapter aux nouvelles règles pour la prochaine compétition ce qui va nous demander également de développer des solutions spécifiques. Par exemple nous évoquons <text:s/>la possibilité d'utiliser des chenilles pour pouvoir monter les marches présentes cette année sur la table de jeu. Il va nous falloir modifier une partie importante du programme gérant le déplacement des robot en tenant compte de ce qui a été fait au niveau mécanique. <text:s/>J’interviens donc ici afin de gérer au mieux la cohérence de deux parties qui ne seront pas réalisées par les mêmes personnes.</text:span></text:p>
            <text:p text:style-name="P27"/>
            <text:p text:style-name="P28">Ces enjeux importants me permettront de prendre connaissance avec des aspects organisationnels et j'expérimenterai la gestion <text:s/>d'équipe et du temps.</text:p>
            <text:p text:style-name="P28"/>
            <text:p text:style-name="P29">Objet → demande de temps forte même en dehors du temps passé au club</text:p>
            <text:p text:style-name="P27"><text:span text:style-name="T27"><text:s/></text:span>……………………………………………………………………………………………………………</text:p>
            <text:p text:style-name="P17">……………………………………………………………………………………………………………</text:p>
            <text:p text:style-name="P15"><text:span text:style-name="T11">………………………………………………………………………………………………………………………………………………………………………………………………………………………………………………………………………………………………………………………………………………………………………………………………………………………………………………………………………………………………………………………………………………………………………………………………………………………………………………</text:span></text:p>
            <text:p text:style-name="Standard"><text:soft-page-break/></text:p>
            <text:p text:style-name="P23">5 -<text:tab/>Description de l'apport de l'investissement par rapport au futur métier d'ingénieur (en quoi cette activité vous permet-elle de vous préparer à votre futur métier d’ingénieur/en quoi cette activité se substitue t’elle à des cours)</text:p>
            <text:p text:style-name="P7"/>
            <text:p text:style-name="P33"><text:span text:style-name="T15">Ces responsabilités au sein du club vont pouvoir me faire découvrir les aspects gestion d'équipe, développement d'un produit, gestion des délais </text:span><text:span text:style-name="T16">et </text:span><text:span text:style-name="T15">respect de cahier des charges … Ce sont des compétence</text:span><text:span text:style-name="T16">s</text:span><text:span text:style-name="T15"> qui peuvent être attendue</text:span><text:span text:style-name="T24">s</text:span><text:span text:style-name="T15"> de la part d'un ingénieur. Cela me permettra également d'avoir une très bonne expérience du travail en équipe et de sa gestion si je suis amené, par le futur, </text:span><text:span text:style-name="T24">à</text:span><text:span text:style-name="T15"> diriger une équipe </text:span><text:span text:style-name="T16">et, même si ce n'est pas le cas,</text:span><text:span text:style-name="T15"> </text:span><text:span text:style-name="T16">connaître</text:span><text:span text:style-name="T15"> les difficultés qu</text:span><text:span text:style-name="T16">i y sont liées</text:span><text:span text:style-name="T15"> </text:span><text:span text:style-name="T19">reste</text:span><text:span text:style-name="T15"> très formateur ne serai</text:span><text:span text:style-name="T24">t</text:span><text:span text:style-name="T15">-ce que pour facilit</text:span><text:span text:style-name="T16">er</text:span><text:span text:style-name="T15"> la communication avec </text:span><text:span text:style-name="T16">un potentiel futur dirige</text:span><text:span text:style-name="T24">a</text:span><text:span text:style-name="T16">nt</text:span><text:span text:style-name="T15">. Les délais sont évidement </text:span><text:span text:style-name="T20">également </text:span><text:span text:style-name="T15">un aspect rencontré dans le métier d'ingénieur (comme </text:span><text:span text:style-name="T21">beaucoup</text:span><text:span text:style-name="T15"> d'autre </text:span><text:span text:style-name="T21">par ailleurs</text:span><text:span text:style-name="T15">) et </text:span><text:span text:style-name="T22">savoir les respecter</text:span><text:span text:style-name="T15"> avec est un atout non négligeable. Pour finir le développement de nouveau</text:span><text:span text:style-name="T24">x</text:span><text:span text:style-name="T15"> produits répondants à certaines attentes <text:s/>comme nous serons amené</text:span><text:span text:style-name="T24">s</text:span><text:span text:style-name="T15"> à faire au club s'apparente au domaine de la R&amp;D qui m'attire fortement. </text:span></text:p>
            <text:p text:style-name="P14"/>
            <text:p text:style-name="P22"><text:span text:style-name="T4">6 -<text:tab/>Détailler l’échéancier de mise en œuvre de l'action ou activité et l’estimation du temps nécessaire moyen, par semaine, et global sur l'année </text:span>(on pourra utiliser un diagramme de GANTT)<text:span text:style-name="T4"> </text:span></text:p>
            <text:p text:style-name="P7"/>
            <text:p text:style-name="P30"><text:span text:style-name="T28">Nous avons décidé de nous donner comme échéancier la pré-coupe de Lyon qui a lieu en Mars. Ceci afin de nous laisser le temps d'améliorer et de paramétrer les robots en fonction des résultats que nous y aurons obtenus. </text:span></text:p>
            <text:p text:style-name="P34"><text:span text:style-name="T17">L'échéancier se subdivise naturellement en trois sous catégories (en se qui concerne la partie technique) qui sont les composante</text:span><text:span text:style-name="T25">s</text:span><text:span text:style-name="T17"> du club : mécanique, électronique et informatique. Sachant que la mécanique influe sur le dimensionnement de l'électronique <text:s/>et que l'informatique dépend des choix mécaniques et électroniques. Cependant en électronique et mécanique de nombreuse</text:span><text:span text:style-name="T25">s</text:span><text:span text:style-name="T17"> partie</text:span><text:span text:style-name="T25">s</text:span><text:span text:style-name="T17"> peuvent commencer à être abordée</text:span><text:span text:style-name="T25">s</text:span><text:span text:style-name="T17"> avant la mécanique car elles n'en dépende</text:span><text:span text:style-name="T25">nt</text:span><text:span text:style-name="T17"> pas (ou pas dans un premier temps). Il a donc été décidé que la modélisation de la mécanique se terminerai</text:span><text:span text:style-name="T25">t</text:span><text:span text:style-name="T17"> en </text:span><text:span text:style-name="T18">N</text:span><text:span text:style-name="T17">ovembre pour pouvoir terminer </text:span><text:span text:style-name="T25">l</text:span><text:span text:style-name="T17">e dimensionnement de l'électronique en </text:span><text:span text:style-name="T18">J</text:span><text:span text:style-name="T17">anvier et démarrer la programmation qui dépend des choix fai</text:span><text:span text:style-name="T25">t</text:span><text:span text:style-name="T17">s dans la même période (partie stratégie). La réalisation complète du robot (placée en partie mécanique et prenant fin en Mars) se <text:s/>fera de front avec la réalisation des différentes cartes électronique</text:span><text:span text:style-name="T18">s</text:span><text:span text:style-name="T17"> de manière à les intégrer au fur et à mesure.</text:span></text:p>
            <text:p text:style-name="P32"/>
            <text:p text:style-name="P32"><text:span text:style-name="T11"/></text:p>
            <text:p text:style-name="P32">Temps moyen par semaine : <text:span text:style-name="T10">7-8</text:span> ……………………………………………………………………………………………………………Temps global sur l’année :<text:span text:style-name="T10">7-8 *x semaines</text:span>……………………………………………………………………………………………………………</text:p>
            <text:p text:style-name="P7"><text:soft-page-break/></text:p>
            <text:p text:style-name="P23">7 -<text:tab/>Indiquer des périodes et des contenus (livrables) pour la présentation du déroulement de l'action ou activité (au moins un point de suivi) </text:p>
            <text:p text:style-name="Standard"/>
            <text:p text:style-name="P31"><text:span text:style-name="T29">La pré-coupe de Lyon constitue l'échéancier ou le robot devra être fonctionnel bien que largement optimisable pour la coupe de France. Les robots devront en effet être entièrement montés. Le mois de mais est aussi la date ou les robots serons entièrement configurés et optimisés et pourrons être considéré comme « produit fini ». Cependant <text:s/>un ensemble de date peuvent aussi constituer des points de suivis à respecter : la table de jeu, par exemple devra être terminée début novembre afin de permettre les différents test qui suivrons. Une première modélisation de robot est prévue pour fin décembre, ce qui permettra de passer à la réalisation et de commander les découpes des éléments nécessaire à la carrosserie à nos sponsors. Pour ce qui concerne la carte de gestion des nouvelle batteries qui n'est pas dépendante des choix mécaniques sera « livrable » mi décembre. De cette manière nous pourrons réaliser des test en conditions réelles (et non pas <text:s/>avec une alimentation branchée sur le secteur ou avec nos anciennes batteries). </text:span>……………………………………………………………………</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26">…………………………………</text:p>
            <text:p text:style-name="P26"/>
            <text:p text:style-name="P26"/>
            <text:p text:style-name="P26">…………………………………………………………………</text:p>
            <text:p text:style-name="P17">……………………………………………………………………………………………………………</text:p>
            <text:p text:style-name="P17">……………………………………………………………………………………………………………</text:p>
            <text:p text:style-name="P17">……………………………………………………………………………………………………………</text:p>
            <text:p text:style-name="P15"><text:span text:style-name="T11">…………………………………………………………………………………………………………………………………………………………………………………………………………………………</text:span></text:p>
          </table: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justify" style:justify-single-word="false" fo:keep-with-next="always"/>
      <style:text-properties style:font-name="Calibri" fo:font-family="Calibri" style:font-family-generic="swiss" style:font-pitch="variable" fo:font-size="11pt" fo:font-weight="bold" style:font-size-asian="11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Titre_20_3_20__2b__20_Calibri" style:display-name="Style Titre 3 + Calibri" style:family="paragraph" style:parent-style-name="Heading_20_3" style:default-outline-level="" style:list-style-name="">
      <style:paragraph-properties fo:margin-top="0.494cm" fo:margin-bottom="0.494cm" style:contextual-spacing="false" fo:text-align="justify" style:justify-single-word="false" fo:keep-with-next="auto"/>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alibri" style:font-family-complex="Calibri"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alibri" style:font-family-complex="Calibri" style:font-family-generic-complex="swiss" style:font-pitch-complex="variable"/>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style:font-name="Calibri" fo:font-family="Calibri" style:font-family-generic="swiss" style:font-pitch="variable" fo:font-size="11pt" fo:language="fr" fo:country="FR" fo:font-weight="bold" style:font-name-asian="MS Mincho" style:font-family-asian="'MS Mincho', 'ＭＳ 明朝'" style:font-family-generic-asian="modern" style:font-size-asian="11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247cm" fo:margin-left="-0.058cm" table:align="left" style:writing-mode="lr-tb"/>
    </style:style>
    <style:style style:name="Tableau2.A" style:family="table-column">
      <style:table-column-properties style:column-width="4.784cm"/>
    </style:style>
    <style:style style:name="Tableau2.B" style:family="table-column">
      <style:table-column-properties style:column-width="7.017cm"/>
    </style:style>
    <style:style style:name="Tableau2.C" style:family="table-column">
      <style:table-column-properties style:column-width="3.036cm"/>
    </style:style>
    <style:style style:name="Tableau2.D" style:family="table-column">
      <style:table-column-properties style:column-width="3.41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6pt" style:font-size-asian="16pt"/>
    </style:style>
    <style:style style:name="MP2" style:family="paragraph" style:parent-style-name="Standard">
      <style:paragraph-properties style:snap-to-layout-grid="false"/>
      <style:text-properties style:font-name="Arial" fo:font-size="8pt" style:font-size-asian="8pt" style:font-name-complex="Arial" style:font-size-complex="8pt"/>
    </style:style>
    <style:style style:name="MP3" style:family="paragraph" style:parent-style-name="Standard">
      <style:paragraph-properties style:snap-to-layout-grid="false"/>
      <style:text-properties fo:font-size="8pt" style:font-size-asian="8pt" style:font-size-complex="8pt"/>
    </style:style>
    <style:style style:name="MP4" style:family="paragraph" style:parent-style-name="Header">
      <style:text-properties fo:font-size="4pt" style:font-size-asian="4pt" style:font-size-complex="4pt"/>
    </style:style>
    <style:style style:name="MT1" style:family="text">
      <style:text-properties style:font-name="Arial" fo:font-size="8pt" style:font-size-asian="8pt" style:font-name-complex="Arial" style:font-size-complex="8pt"/>
    </style:style>
    <style:style style:name="MT2" style:family="text">
      <style:text-properties style:font-name="Symbol" fo:font-size="8pt" style:font-size-asian="8pt" style:font-size-complex="8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2cm" fo:margin-left="1.50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Standard"><text:span text:style-name="MT1">FOR</text:span><text:span text:style-name="MT2"></text:span><text:span text:style-name="MT1">618-RF</text:span></text:p>
              <text:p text:style-name="MP1"><draw:frame draw:style-name="Mfr1" draw:name="Image1" text:anchor-type="as-char" svg:width="4.401cm" svg:height="2.81cm" draw:z-index="3"><draw:image xlink:href="Pictures/100000000000030F000001F480D294DE.jpg" xlink:type="simple" xlink:show="embed" xlink:actuate="onLoad"/></draw:frame></text:p>
            </table:table-cell>
            <table:table-cell table:style-name="Tableau2.A1" office:value-type="string">
              <text:p text:style-name="MP2"/>
            </table:table-cell>
            <table:table-cell table:style-name="Tableau2.A1" office:value-type="string">
              <text:p text:style-name="MP2"/>
            </table:table-cell>
            <table:table-cell table:style-name="Tableau2.A1" office:value-type="string">
              <text:p text:style-name="MP2"/>
            </table:table-cell>
          </table:table-row>
          <table:table-row table:style-name="Tableau2.1">
            <table:table-cell table:style-name="Tableau2.A1" table:number-columns-spanned="4" office:value-type="string">
              <text:p text:style-name="MP3"/>
            </table:table-cell>
            <table:covered-table-cell/>
            <table:covered-table-cell/>
            <table:covered-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gnard</meta:initial-creator>
    <meta:creation-date>2012-09-27T17:12:00</meta:creation-date>
    <dc:date>2014-10-12T00:45:47.576447998</dc:date>
    <meta:print-date>2010-05-20T15:55:00</meta:print-date>
    <meta:editing-cycles>53</meta:editing-cycles>
    <meta:editing-duration>PT3H38M17S</meta:editing-duration>
    <meta:generator>LibreOffice/4.2.6.3$Linux_X86_64 LibreOffice_project/420m0$Build-3</meta:generator>
    <meta:document-statistic meta:table-count="2" meta:image-count="1" meta:object-count="0" meta:page-count="4" meta:paragraph-count="63" meta:word-count="1442" meta:character-count="10400" meta:non-whitespace-character-count="8974"/>
  </office:meta>
</office:document-meta>
</file>